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925in" fo:margin-left="0in" table:align="left" style:writing-mode="lr-tb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3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5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6" style:family="paragraph" style:parent-style-name="Standard" style:list-style-name="LS2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7" style:family="paragraph" style:parent-style-name="Standard" style:list-style-name="LS3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 style:list-style-name="LS4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TINKER</text:span><text:span text:style-name="T4"> </text:span><text:span text:style-name="T4">ACADEMY</text:span></text:p>
      <text:p text:style-name="P4"/>
      <text:p text:style-name="P2"><text:span text:style-name="T3">SCRATCH</text:span><text:span text:style-name="T3"> </text:span><text:span text:style-name="T3">Programming</text:span><text:span text:style-name="T3"> </text:span><text:span text:style-name="T3">Beginner</text:span></text:p>
      <text:p text:style-name="P6"/>
      <text:p text:style-name="P3"><text:span text:style-name="T2">Quiz</text:span><text:span text:style-name="T2"> 6:</text:span><text:span text:style-name="T2">Block</text:span><text:span text:style-name="T2"> </text:span><text:span text:style-name="T2">Programming</text:span><text:span text:style-name="T2"> (</text:span><text:span text:style-name="T2">Part</text:span><text:span text:style-name="T2"> </text:span><text:span text:style-name="T2">I</text:span><text:span text:style-name="T2">)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5">Welcome</text:span><text:span text:style-name="T5"> </text:span><text:span text:style-name="T5">to</text:span><text:span text:style-name="T5"> </text:span><text:span text:style-name="T5">the</text:span><text:span text:style-name="T5"> </text:span><text:span text:style-name="T5">Class</text:span><text:span text:style-name="T5">!</text:span></text:p>
            <text:p text:style-name="P11"/>
            <text:p text:style-name="P10"><text:span text:style-name="T5">This</text:span><text:span text:style-name="T5"> </text:span><text:span text:style-name="T5">quiz</text:span><text:span text:style-name="T5"> </text:span><text:span text:style-name="T5">will</text:span><text:span text:style-name="T5"> </text:span><text:span text:style-name="T5">cover</text:span><text:span text:style-name="T5"> </text:span><text:span text:style-name="T5">the</text:span><text:span text:style-name="T5"> </text:span><text:span text:style-name="T6">sixth</text:span><text:span text:style-name="T5"> </text:span><text:span text:style-name="T5">SCRATCH</text:span><text:span text:style-name="T5"> </text:span><text:span text:style-name="T5">Programming</text:span><text:span text:style-name="T5"> </text:span><text:span text:style-name="T5">Beginner</text:span><text:span text:style-name="T5"> </text:span><text:span text:style-name="T5">class</text:span><text:span text:style-name="T5">.</text:span></text:p>
            <text:p text:style-name="P11"/>
            <text:p text:style-name="P10"><text:span text:style-name="T5">This</text:span><text:span text:style-name="T5"> </text:span><text:span text:style-name="T5">quiz</text:span><text:span text:style-name="T5"> </text:span><text:span text:style-name="T5">is</text:span><text:span text:style-name="T5"> </text:span><text:span text:style-name="T5">graded</text:span><text:span text:style-name="T5">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T5">Question</text:span><text:span text:style-name="T5"> 1</text:span></text:p>
          </table:table-cell>
        </table:table-row>
        <table:table-row>
          <table:table-cell table:style-name="Table2.A2" office:value-type="string">
            <text:p text:style-name="P10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blocks</text:span><text:span text:style-name="T5"> </text:span><text:span text:style-name="T5">is</text:span><text:span text:style-name="T5"> </text:span><text:span text:style-name="T5">used</text:span><text:span text:style-name="T5"> </text:span><text:span text:style-name="T5">to</text:span><text:span text:style-name="T5"> </text:span><text:span text:style-name="T5">send</text:span><text:span text:style-name="T5"> </text:span><text:span text:style-name="T5">a</text:span><text:span text:style-name="T5"> </text:span><text:span text:style-name="T5">broadcast</text:span><text:span text:style-name="T5"> </text:span><text:span text:style-name="T5">message</text:span><text:span text:style-name="T5"> “</text:span><text:span text:style-name="T5">Hello</text:span><text:span text:style-name="T5">” </text:span><text:span text:style-name="T5">and</text:span><text:span text:style-name="T5"> </text:span><text:span text:style-name="T5">continue</text:span><text:span text:style-name="T5"> </text:span><text:span text:style-name="T5">only</text:span><text:span text:style-name="T5"> </text:span><text:span text:style-name="T5">after</text:span><text:span text:style-name="T5"> </text:span><text:span text:style-name="T5">all</text:span><text:span text:style-name="T5"> </text:span><text:span text:style-name="T5">receiver</text:span><text:span text:style-name="T5"> </text:span><text:span text:style-name="T5">scripts</text:span><text:span text:style-name="T5"> </text:span><text:span text:style-name="T5">have</text:span><text:span text:style-name="T5"> </text:span><text:span text:style-name="T5">completed</text:span><text:span text:style-name="T5"> </text:span><text:span text:style-name="T5">execution</text:span><text:span text:style-name="T5">. </text:span></text:p>
            <text:p text:style-name="P11"/>
            <text:p text:style-name="P10"><text:span text:style-name="T5">A</text:span><text:span text:style-name="T5"> </text:span><text:span text:style-name="T5">receiver</text:span><text:span text:style-name="T5"> </text:span><text:span text:style-name="T5">Script</text:span><text:span text:style-name="T5"> </text:span><text:span text:style-name="T5">is</text:span><text:span text:style-name="T5"> </text:span><text:span text:style-name="T5">a</text:span><text:span text:style-name="T5"> </text:span><text:span text:style-name="T5">Script</text:span><text:span text:style-name="T5"> </text:span><text:span text:style-name="T5">that</text:span><text:span text:style-name="T5"> </text:span><text:span text:style-name="T5">listens</text:span><text:span text:style-name="T5"> </text:span><text:span text:style-name="T5">to</text:span><text:span text:style-name="T5"> </text:span><text:span text:style-name="T5">the</text:span><text:span text:style-name="T5"> </text:span><text:span text:style-name="T5">broadcast</text:span><text:span text:style-name="T5"> </text:span><text:span text:style-name="T5">message</text:span><text:span text:style-name="T5"> </text:span><text:span text:style-name="T5">using</text:span><text:span text:style-name="T5"> </text:span><text:span text:style-name="T5">the</text:span><text:span text:style-name="T5"> </text:span><text:span text:style-name="T5">When</text:span><text:span text:style-name="T5"> </text:span><text:span text:style-name="T5">I</text:span><text:span text:style-name="T5"> </text:span><text:span text:style-name="T5">receive</text:span><text:span text:style-name="T5"> “</text:span><text:span text:style-name="T5">Hello</text:span><text:span text:style-name="T5">” </text:span><text:span text:style-name="T5">block</text:span><text:span text:style-name="T5">.</text:span></text:p>
            <text:p text:style-name="P11"/>
            <text:list xml:id="list2131304805" text:style-name="LS1">
              <text:list-item>
                <text:p text:style-name="P15"><text:span text:style-name="T5">broadcast</text:span><text:span text:style-name="T5"> “</text:span><text:span text:style-name="T5">Hello</text:span><text:span text:style-name="T5">”</text:span></text:p>
              </text:list-item>
              <text:list-item>
                <text:p text:style-name="P15"><text:span text:style-name="T5">broadcast</text:span><text:span text:style-name="T5"> “</text:span><text:span text:style-name="T5">Hello</text:span><text:span text:style-name="T5">” </text:span><text:span text:style-name="T5">and</text:span><text:span text:style-name="T5"> </text:span><text:span text:style-name="T5">wait</text:span></text:p>
              </text:list-item>
            </text:list>
            <text:p text:style-name="P11"/>
            <text:p text:style-name="P10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/>
            <text:p text:style-name="P10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2.A1" office:value-type="string">
            <text:p text:style-name="P11">Answer</text:p>
          </table:table-cell>
        </table:table-row>
        <table:table-row>
          <table:table-cell table:style-name="Table2.A4" office:value-type="string">
            <text:p text:style-name="P12">2</text:p>
            <text:p text:style-name="P11"/>
            <text:p text:style-name="P11"/>
          </table:table-cell>
        </table:table-row>
      </table:table>
      <text:p text:style-name="P1"/>
      <text:p text:style-name="P9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text:span text:style-name="T5">Question</text:span><text:span text:style-name="T5"> 2</text:span></text:p>
          </table:table-cell>
        </table:table-row>
        <table:table-row>
          <table:table-cell table:style-name="Table3.A2" office:value-type="string">
            <text:p text:style-name="P10"><text:span text:style-name="T5">What</text:span><text:span text:style-name="T5"> </text:span><text:span text:style-name="T5">does</text:span><text:span text:style-name="T5"> </text:span><text:span text:style-name="T5">Make</text:span><text:span text:style-name="T5"> </text:span><text:span text:style-name="T5">a</text:span><text:span text:style-name="T5"> </text:span><text:span text:style-name="T5">Block</text:span><text:span text:style-name="T5"> </text:span><text:span text:style-name="T5">in</text:span><text:span text:style-name="T5"> </text:span><text:span text:style-name="T5">the</text:span><text:span text:style-name="T5"> </text:span><text:span text:style-name="T5">More</text:span><text:span text:style-name="T5"> </text:span><text:span text:style-name="T5">Blocks</text:span><text:span text:style-name="T5"> </text:span><text:span text:style-name="T5">Palette</text:span><text:span text:style-name="T5"> </text:span><text:span text:style-name="T5">do</text:span><text:span text:style-name="T5">?</text:span></text:p>
            <text:p text:style-name="P11"/>
            <text:list xml:id="list252444021" text:style-name="LS2">
              <text:list-item>
                <text:p text:style-name="P16"><text:span text:style-name="T5">Defines</text:span><text:span text:style-name="T5"> </text:span><text:span text:style-name="T5">a</text:span><text:span text:style-name="T5"> </text:span><text:span text:style-name="T5">new</text:span><text:span text:style-name="T5"> </text:span><text:span text:style-name="T5">statement</text:span><text:span text:style-name="T5"> </text:span><text:span text:style-name="T5">block</text:span></text:p>
              </text:list-item>
              <text:list-item>
                <text:p text:style-name="P16"><text:span text:style-name="T5">Defines</text:span><text:span text:style-name="T5"> </text:span><text:span text:style-name="T5">a</text:span><text:span text:style-name="T5"> </text:span><text:span text:style-name="T5">new</text:span><text:span text:style-name="T5"> </text:span><text:span text:style-name="T5">expression</text:span><text:span text:style-name="T5"> </text:span><text:span text:style-name="T5">block</text:span></text:p>
              </text:list-item>
              <text:list-item>
                <text:p text:style-name="P16"><text:span text:style-name="T5">Defines</text:span><text:span text:style-name="T5"> </text:span><text:span text:style-name="T5">a</text:span><text:span text:style-name="T5"> </text:span><text:span text:style-name="T5">new</text:span><text:span text:style-name="T5"> </text:span><text:span text:style-name="T5">conditional</text:span><text:span text:style-name="T5"> </text:span><text:span text:style-name="T5">block</text:span></text:p>
              </text:list-item>
            </text:list>
            <text:p text:style-name="P11"/>
            <text:p text:style-name="P10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oft-page-break/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Write</text:span><text:span text:style-name="T5"> 3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3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/>
            <text:p text:style-name="P10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3.A1" office:value-type="string">
            <text:p text:style-name="P11">Answer</text:p>
          </table:table-cell>
        </table:table-row>
        <table:table-row>
          <table:table-cell table:style-name="Table3.A4" office:value-type="string">
            <text:p text:style-name="P12">1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1"/>
      <text:p text:style-name="P9"/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pan text:style-name="T5">Question</text:span><text:span text:style-name="T5"> 3</text:span></text:p>
          </table:table-cell>
        </table:table-row>
        <table:table-row>
          <table:table-cell table:style-name="Table4.A2" office:value-type="string">
            <text:p text:style-name="P10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is</text:span><text:span text:style-name="T5"> </text:span><text:span text:style-name="T5">not</text:span><text:span text:style-name="T5"> </text:span><text:span text:style-name="T5">true</text:span><text:span text:style-name="T5"> </text:span><text:span text:style-name="T5">of</text:span><text:span text:style-name="T5"> </text:span><text:span text:style-name="T5">blocks</text:span><text:span text:style-name="T5"> </text:span><text:span text:style-name="T5">created</text:span><text:span text:style-name="T5"> </text:span><text:span text:style-name="T5">using</text:span><text:span text:style-name="T5"> </text:span><text:span text:style-name="T5">Make</text:span><text:span text:style-name="T5"> </text:span><text:span text:style-name="T5">a</text:span><text:span text:style-name="T5"> </text:span><text:span text:style-name="T5">Block</text:span><text:span text:style-name="T5"> </text:span><text:span text:style-name="T5">from</text:span><text:span text:style-name="T5"> </text:span><text:span text:style-name="T5">the</text:span><text:span text:style-name="T5"> </text:span><text:span text:style-name="T5">More</text:span><text:span text:style-name="T5"> </text:span><text:span text:style-name="T5">Blocks</text:span><text:span text:style-name="T5"> </text:span><text:span text:style-name="T5">Palette</text:span></text:p>
            <text:p text:style-name="P11"/>
            <text:list xml:id="list2075249586" text:style-name="LS3">
              <text:list-item>
                <text:p text:style-name="P17"><text:span text:style-name="T5">The</text:span><text:span text:style-name="T5"> </text:span><text:span text:style-name="T5">block</text:span><text:span text:style-name="T5"> </text:span><text:span text:style-name="T5">can</text:span><text:span text:style-name="T5"> </text:span><text:span text:style-name="T5">accept</text:span><text:span text:style-name="T5"> </text:span><text:span text:style-name="T5">inputs</text:span></text:p>
              </text:list-item>
              <text:list-item>
                <text:p text:style-name="P17"><text:span text:style-name="T5">The</text:span><text:span text:style-name="T5"> </text:span><text:span text:style-name="T5">block</text:span><text:span text:style-name="T5"> </text:span><text:span text:style-name="T5">can</text:span><text:span text:style-name="T5"> </text:span><text:span text:style-name="T5">return</text:span><text:span text:style-name="T5"> </text:span><text:span text:style-name="T5">a</text:span><text:span text:style-name="T5"> </text:span><text:span text:style-name="T5">value</text:span></text:p>
              </text:list-item>
              <text:list-item>
                <text:p text:style-name="P17"><text:span text:style-name="T5">The</text:span><text:span text:style-name="T5"> </text:span><text:span text:style-name="T5">block</text:span><text:span text:style-name="T5"> </text:span><text:span text:style-name="T5">can</text:span><text:span text:style-name="T5"> </text:span><text:span text:style-name="T5">execute</text:span><text:span text:style-name="T5"> </text:span><text:span text:style-name="T5">other</text:span><text:span text:style-name="T5"> </text:span><text:span text:style-name="T5">blocks</text:span></text:p>
              </text:list-item>
              <text:list-item>
                <text:p text:style-name="P17"><text:span text:style-name="T5">The</text:span><text:span text:style-name="T5"> </text:span><text:span text:style-name="T5">block</text:span><text:span text:style-name="T5"> </text:span><text:span text:style-name="T5">can</text:span><text:span text:style-name="T5"> </text:span><text:span text:style-name="T5">broadcast</text:span><text:span text:style-name="T5"> </text:span><text:span text:style-name="T5">messages</text:span></text:p>
              </text:list-item>
              <text:list-item>
                <text:p text:style-name="P17"><text:span text:style-name="T5">The</text:span><text:span text:style-name="T5"> </text:span><text:span text:style-name="T5">block</text:span><text:span text:style-name="T5"> </text:span><text:span text:style-name="T5">is</text:span><text:span text:style-name="T5"> </text:span><text:span text:style-name="T5">defined</text:span><text:span text:style-name="T5"> </text:span><text:span text:style-name="T5">for</text:span><text:span text:style-name="T5"> </text:span><text:span text:style-name="T5">a</text:span><text:span text:style-name="T5"> </text:span><text:span text:style-name="T5">Sprite</text:span></text:p>
              </text:list-item>
            </text:list>
            <text:p text:style-name="P11"/>
            <text:p text:style-name="P10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Write</text:span><text:span text:style-name="T5"> 3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3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Write</text:span><text:span text:style-name="T5"> 4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4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Write</text:span><text:span text:style-name="T5"> 5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5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/>
            <text:p text:style-name="P10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  <text:p text:style-name="P11"/>
          </table:table-cell>
        </table:table-row>
        <table:table-row>
          <table:table-cell table:style-name="Table4.A1" office:value-type="string">
            <text:p text:style-name="P11">Answer</text:p>
          </table:table-cell>
        </table:table-row>
        <table:table-row>
          <table:table-cell table:style-name="Table4.A4" office:value-type="string">
            <text:p text:style-name="P12">2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5">Question</text:span><text:span text:style-name="T5"> 4</text:span></text:p>
          </table:table-cell>
        </table:table-row>
        <table:table-row>
          <table:table-cell table:style-name="Table5.A2" office:value-type="string">
            <text:p text:style-name="P10"><text:span text:style-name="T5">A</text:span><text:span text:style-name="T5"> </text:span><text:span text:style-name="T5">Sprite</text:span><text:span text:style-name="T5"> </text:span><text:span text:style-name="T5">has</text:span><text:span text:style-name="T5"> 2 </text:span><text:span text:style-name="T5">new</text:span><text:span text:style-name="T5"> </text:span><text:span text:style-name="T5">blocks</text:span><text:span text:style-name="T5"> </text:span><text:span text:style-name="T5">BLOCK</text:span><text:span text:style-name="T5">_1 </text:span><text:span text:style-name="T5">and</text:span><text:span text:style-name="T5"> </text:span><text:span text:style-name="T5">BLOCK</text:span><text:span text:style-name="T5">_2</text:span></text:p>
            <text:p text:style-name="P11"/>
            <text:p text:style-name="P10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is</text:span><text:span text:style-name="T5"> </text:span><text:span text:style-name="T5">True</text:span></text:p>
            <text:p text:style-name="P11"/>
            <text:list xml:id="list709279035" text:style-name="LS4">
              <text:list-item>
                <text:p text:style-name="P18"><text:span text:style-name="T5">BLOCK</text:span><text:span text:style-name="T5">_1 </text:span><text:span text:style-name="T5">cannot</text:span><text:span text:style-name="T5"> </text:span><text:span text:style-name="T5">call</text:span><text:span text:style-name="T5"> </text:span><text:span text:style-name="T5">BLOCK</text:span><text:span text:style-name="T5">_2</text:span></text:p>
              </text:list-item>
              <text:list-item>
                <text:p text:style-name="P18"><text:soft-page-break/><text:span text:style-name="T5">BLOCK</text:span><text:span text:style-name="T5">_2 </text:span><text:span text:style-name="T5">cannot</text:span><text:span text:style-name="T5"> </text:span><text:span text:style-name="T5">call</text:span><text:span text:style-name="T5"> </text:span><text:span text:style-name="T5">BLOCK</text:span><text:span text:style-name="T5">_1</text:span></text:p>
              </text:list-item>
              <text:list-item>
                <text:p text:style-name="P18"><text:span text:style-name="T5">Both</text:span><text:span text:style-name="T5"> </text:span><text:span text:style-name="T5">blocks</text:span><text:span text:style-name="T5"> </text:span><text:span text:style-name="T5">BLOCK</text:span><text:span text:style-name="T5">_1 </text:span><text:span text:style-name="T5">and</text:span><text:span text:style-name="T5"> </text:span><text:span text:style-name="T5">BLOCK</text:span><text:span text:style-name="T5">_2 </text:span><text:span text:style-name="T5">can</text:span><text:span text:style-name="T5"> </text:span><text:span text:style-name="T5">call</text:span><text:span text:style-name="T5"> </text:span><text:span text:style-name="T5">each</text:span><text:span text:style-name="T5"> </text:span><text:span text:style-name="T5">other</text:span></text:p>
              </text:list-item>
              <text:list-item>
                <text:p text:style-name="P18"><text:span text:style-name="T5">New</text:span><text:span text:style-name="T5"> </text:span><text:span text:style-name="T5">Blocks</text:span><text:span text:style-name="T5"> </text:span><text:span text:style-name="T5">cannot</text:span><text:span text:style-name="T5"> </text:span><text:span text:style-name="T5">call</text:span><text:span text:style-name="T5"> </text:span><text:span text:style-name="T5">each</text:span><text:span text:style-name="T5"> </text:span><text:span text:style-name="T5">other</text:span></text:p>
              </text:list-item>
            </text:list>
            <text:p text:style-name="P11"/>
            <text:p text:style-name="P10"><text:span text:style-name="T5">Write</text:span><text:span text:style-name="T5"> 1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Write</text:span><text:span text:style-name="T5"> 2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Write</text:span><text:span text:style-name="T5"> 3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3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Write</text:span><text:span text:style-name="T5"> 4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4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/>
            <text:p text:style-name="P10"><text:span text:style-name="T5">Write</text:span><text:span text:style-name="T5"> </text:span><text:span text:style-name="T5">your</text:span><text:span text:style-name="T5"> </text:span><text:span text:style-name="T5">answer</text:span><text:span text:style-name="T5"> </text:span><text:span text:style-name="T5">below</text:span></text:p>
          </table:table-cell>
        </table:table-row>
        <table:table-row>
          <table:table-cell table:style-name="Table5.A1" office:value-type="string">
            <text:p text:style-name="P11">Answer</text:p>
          </table:table-cell>
        </table:table-row>
        <table:table-row>
          <table:table-cell table:style-name="Table5.A4" office:value-type="string">
            <text:p text:style-name="P12">3</text:p>
            <text:p text:style-name="P11"/>
            <text:p text:style-name="P11"/>
          </table:table-cell>
        </table:table-row>
      </table:table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5" meta:image-count="0" meta:object-count="0" meta:page-count="3" meta:paragraph-count="57" meta:word-count="462" meta:character-count="2355" meta:non-whitespace-character-count="1954"/>
    <dc:date>2014-11-09T13:43:31</dc:date>
    <meta:editing-duration>PT1M59S</meta:editing-duration>
  </office:meta>
</office:document-meta>
</file>